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pitch="variable"/>
    <style:font-face style:name="Century Gothic" svg:font-family="'Century Gothic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co1" style:family="table-column">
      <style:table-column-properties style:column-width="6.352cm" style:use-optimal-column-width="false"/>
    </style:style>
    <style:style style:name="co2" style:family="table-column">
      <style:table-column-properties style:column-width="11.238cm" style:use-optimal-column-width="false"/>
    </style:style>
    <style:style style:name="ro1" style:family="table-row">
      <style:table-row-properties style:row-height="0.954cm"/>
    </style:style>
    <style:style style:name="ro2" style:family="table-row">
      <style:table-row-properties style:row-height="0cm"/>
    </style:style>
    <style:style style:name="P1" style:family="paragraph">
      <style:paragraph-properties fo:margin-top="0cm" fo:margin-bottom="0cm" fo:line-height="100%" fo:text-align="justify"/>
      <style:text-properties fo:color="#000000" style:font-name="Century Gothic" fo:font-size="14pt" fo:font-weight="bold" style:font-name-asian="Times New Roman" style:font-size-asian="14pt" style:language-asian="pt" style:country-asian="BR" style:font-weight-asian="bold" style:font-name-complex="Century Gothic" style:font-weight-complex="bold"/>
    </style:style>
    <style:style style:name="P2" style:family="paragraph">
      <style:paragraph-properties fo:margin-top="0cm" fo:margin-bottom="0cm" fo:line-height="100%" fo:text-align="justify"/>
      <style:text-properties fo:color="#000000" style:font-name="Century Gothic" fo:font-size="14pt" style:font-name-asian="Times New Roman" style:font-size-asian="14pt" style:language-asian="pt" style:country-asian="BR" style:font-name-complex="Century Goth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draw:layer="layout" svg:width="17.589cm" svg:height="7.739cm" svg:x="6.023cm" svg:y="6.617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gray3">
              <table:table-cell table:number-columns-spanned="2">
                <text:p text:style-name="P1">EKG findings</text:p>
              </table:table-cell>
              <table:covered-table-cell/>
            </table:table-row>
            <table:table-row table:style-name="ro2" table:default-cell-style-name="gray2">
              <table:table-cell>
                <text:p text:style-name="P1">Ritmo</text:p>
              </table:table-cell>
              <table:table-cell>
                <text:p text:style-name="P2">Sinus rithym</text:p>
              </table:table-cell>
            </table:table-row>
            <table:table-row table:style-name="ro2" table:default-cell-style-name="gray1">
              <table:table-cell>
                <text:p text:style-name="P1">P waves</text:p>
              </table:table-cell>
              <table:table-cell>
                <text:p text:style-name="P2">normal</text:p>
              </table:table-cell>
            </table:table-row>
            <table:table-row table:style-name="ro2" table:default-cell-style-name="gray2">
              <table:table-cell>
                <text:p text:style-name="P1">PR interval</text:p>
              </table:table-cell>
              <table:table-cell>
                <text:p text:style-name="P2">Normal; infra in DII</text:p>
              </table:table-cell>
            </table:table-row>
            <table:table-row table:style-name="ro2" table:default-cell-style-name="gray1">
              <table:table-cell>
                <text:p text:style-name="P1">QRS</text:p>
              </table:table-cell>
              <table:table-cell>
                <text:p text:style-name="P2">Narrow</text:p>
                <text:p text:style-name="P2">Normal QRS axis (0 – 90 degrees)</text:p>
              </table:table-cell>
            </table:table-row>
            <table:table-row table:style-name="ro2" table:default-cell-style-name="gray2">
              <table:table-cell>
                <text:p text:style-name="P1">Segmento ST e ondas T</text:p>
              </table:table-cell>
              <table:table-cell>
                <text:p text:style-name="P2">Supra ST in DI, DII, DIII, avF, V2-V6 leads</text:p>
                <text:p text:style-name="P2">T wave positive and assymetric in all leads  </text:p>
              </table:table-cell>
            </table:table-row>
            <table:table-row table:style-name="ro2" table:default-cell-style-name="gray1">
              <table:table-cell>
                <text:p text:style-name="P1">QT interval</text:p>
              </table:table-cell>
              <table:table-cell>
                <text:p text:style-name="P2">Normal.</text:p>
              </table:table-cell>
            </table:table-row>
          </table:table>
          <draw:image xlink:href="Pictures/TablePreview1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pitch="variable"/>
    <style:font-face style:name="Century Gothic" svg:font-family="'Century Gothic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ndré Santanchè</meta:initial-creator>
    <meta:creation-date>2019-01-07T11:56:32.442066922</meta:creation-date>
    <dc:date>2019-01-07T11:57:49.504590434</dc:date>
    <dc:creator>André Santanchè</dc:creator>
    <meta:editing-duration>PT1M17S</meta:editing-duration>
    <meta:editing-cycles>1</meta:editing-cycles>
    <meta:document-statistic meta:object-count="1"/>
    <meta:generator>LibreOffice/5.4.6.2$Linux_X86_64 LibreOffice_project/40m0$Build-2</meta:generator>
  </office:meta>
</office:document-meta>
</file>